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MU Serif Extra" svg:font-family="'CMU Serif Extra'" style:font-family-generic="roman" style:font-pitch="variable"/>
    <style:font-face style:name="CMU Serif Extra1" svg:font-family="'CMU Serif Extra'" style:font-adornments="BoldSlanted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right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center" draw:textarea-vertical-align="bottom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873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1" fo:font-size="21pt" fo:font-style="normal" fo:font-weight="normal"/>
    </style:style>
    <style:style style:name="P2" style:family="paragraph">
      <style:paragraph-properties fo:text-align="center"/>
      <style:text-properties style:font-name="Comic Sans MS1" fo:font-size="21pt" fo:font-style="normal" fo:font-weight="normal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Comic Sans MS1" fo:font-size="21pt" fo:font-style="normal" fo:font-weight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Comic Sans MS1" fo:font-size="21pt" fo:font-style="normal" fo:font-weight="normal" style:font-size-asian="20pt" style:font-size-complex="20pt"/>
    </style:style>
    <style:style style:name="P5" style:family="paragraph">
      <style:text-properties style:font-name="Comic Sans MS1" fo:font-size="21pt" fo:font-style="normal" fo:font-weight="normal" style:font-style-asian="normal" style:font-weight-asian="normal" style:font-style-complex="normal" style:font-weight-complex="normal"/>
    </style:style>
    <style:style style:name="P6" style:family="paragraph">
      <style:text-properties style:font-name="Comic Sans MS1" fo:font-size="21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>
      <style:paragraph-properties fo:text-align="center"/>
      <style:text-properties style:font-name="Comic Sans MS1" fo:font-size="21pt" fo:font-style="normal" fo:font-weight="normal" style:font-style-asian="normal" style:font-weight-asian="normal" style:font-style-complex="normal" style:font-weight-complex="normal"/>
    </style:style>
    <style:style style:name="P8" style:family="paragraph">
      <style:paragraph-properties fo:text-align="center"/>
      <style:text-properties style:font-name="Comic Sans MS1" fo:font-size="21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>
      <style:paragraph-properties fo:text-align="end"/>
      <style:text-properties style:font-name="Comic Sans MS1" fo:font-size="21pt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text-align="end"/>
      <style:text-properties style:font-name="Comic Sans MS1" fo:font-size="21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text-properties style:font-name="Comic Sans MS1" fo:font-size="21pt" fo:font-style="normal" fo:font-weight="normal"/>
    </style:style>
    <style:style style:name="P12" style:family="paragraph">
      <style:text-properties style:font-name="Comic Sans MS1" fo:font-size="21pt" fo:font-style="normal" fo:font-weight="normal" style:font-size-asian="20pt" style:font-size-complex="20pt"/>
    </style:style>
    <style:style style:name="T1" style:family="text">
      <style:text-properties style:font-size-asian="20pt" style:font-size-complex="20pt"/>
    </style:style>
    <style:style style:name="T2" style:family="text">
      <style:text-properties style:use-window-font-color="true" style:text-outline="false" style:text-line-through-style="none" style:text-line-through-type="none" fo:text-shadow="none" style:text-underline-style="none" style:letter-kerning="true" style:font-name-asian="VL ゴシック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3.141cm" svg:height="2.4cm" svg:x="14.659cm" svg:y="8.4cm">
          <text:p text:style-name="P1"><text:span text:style-name="T1">Ajhc</text:span></text:p>
          <text:p text:style-name="P1"><text:span text:style-name="T1">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711cm" svg:height="1.525cm" svg:x="10.189cm" svg:y="12.1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11cm" svg:height="1.525cm" svg:x="16.189cm" svg:y="12.1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8cm" svg:height="2.425cm" svg:x="5.769cm" svg:y="2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5cm" svg:height="1.525cm" svg:x="22.5cm" svg:y="16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711cm" svg:height="1.525cm" svg:x="5.889cm" svg:y="17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276cm" svg:height="4.3cm" svg:x="9.3cm" svg:y="11.131cm">
          <text:p text:style-name="P1"><text:span text:style-name="T1">sys/dev/pci/auich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2.7cm" svg:height="2.9cm" svg:x="5.1cm" svg:y="16.6cm">
          <text:p text:style-name="P3"><text:span text:style-name="T2">QEM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8cm" svg:height="2cm" svg:x="5.7cm" svg:y="17cm">
          <text:p text:style-name="P1"><text:span text:style-name="T1">AC'97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1cm" svg:y1="15.9cm" svg:x2="28cm" svg:y2="15.9cm">
          <text:p/>
        </draw:line>
        <draw:frame draw:style-name="gr6" draw:text-style-name="P6" draw:layer="layout" svg:width="3.705cm" svg:height="1.384cm" svg:x="1.039cm" svg:y="16.163cm">
          <draw:text-box>
            <text:p text:style-name="P5"><text:span text:style-name="T3">Emulator</text:span></text:p>
          </draw:text-box>
        </draw:frame>
        <draw:frame draw:style-name="gr6" draw:text-style-name="P6" draw:layer="layout" svg:width="4.2cm" svg:height="1.384cm" svg:x="1cm" svg:y="14.363cm">
          <draw:text-box>
            <text:p text:style-name="P5"><text:span text:style-name="T3">C language</text:span></text:p>
          </draw:text-box>
        </draw:frame>
        <draw:frame draw:style-name="gr6" draw:text-style-name="P6" draw:layer="layout" svg:width="3.125cm" svg:height="1.384cm" svg:x="1.1cm" svg:y="6.163cm">
          <draw:text-box>
            <text:p text:style-name="P5"><text:span text:style-name="T3">Haskell</text:span></text:p>
          </draw:text-box>
        </draw:frame>
        <draw:custom-shape draw:style-name="gr4" draw:text-style-name="P2" draw:layer="layout" svg:width="8.192cm" svg:height="2cm" svg:x="9.8cm" svg:y="12.131cm">
          <text:p text:style-name="P1"><text:span text:style-name="T1">struct audio_hw_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7.044cm" svg:y1="12.124cm" svg:x2="10.8cm" svg:y2="4.375cm" draw:start-shape="id1" draw:start-glue-point="0" draw:end-shape="id2" draw:end-glue-point="1" svg:d="M17044 12124c0-5166-2081-7749-6244-7749" svg:viewBox="0 0 6245 7750">
          <text:p/>
        </draw:connector>
        <draw:custom-shape draw:style-name="gr4" draw:text-style-name="P2" xml:id="id2" draw:id="id2" draw:layer="layout" svg:width="8.165cm" svg:height="2cm" svg:x="2.635cm" svg:y="3.375cm">
          <text:p text:style-name="P1"><text:span text:style-name="T1">start_inpu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164cm" svg:height="2cm" svg:x="2.368cm" svg:y="3.175cm">
          <text:p text:style-name="P1"><text:span text:style-name="T1">start_inpu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8.165cm" svg:height="2cm" svg:x="2.1cm" svg:y="2.975cm">
          <text:p text:style-name="P7"><text:span text:style-name="T3">auichTrigger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723cm" svg:y1="5.4cm" svg:x2="6.744cm" svg:y2="17.075cm" draw:start-shape="id3" draw:start-glue-point="2" draw:end-shape="id4" svg:d="M6723 5400c0 8755 21 2918 21 11675" svg:viewBox="0 0 22 11676">
          <text:p/>
        </draw:connector>
        <draw:custom-shape draw:style-name="gr4" draw:text-style-name="P2" xml:id="id5" draw:id="id5" draw:layer="layout" svg:width="6.676cm" svg:height="1.982cm" svg:x="7.7cm" svg:y="8.349cm">
          <text:p text:style-name="P1"><text:span text:style-name="T1">sys/dev/aud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1.038cm" svg:y1="10.331cm" svg:x2="11.044cm" svg:y2="12.124cm" draw:start-shape="id5" draw:start-glue-point="2" draw:end-shape="id6" draw:end-glue-point="0" svg:d="M11038 10331c0 1381 6 485 6 1793" svg:viewBox="0 0 7 1794">
          <text:p/>
        </draw:connector>
        <draw:frame draw:style-name="gr6" draw:text-style-name="P10" draw:layer="layout" svg:width="4.763cm" svg:height="2.417cm" svg:x="1.5cm" svg:y="9.877cm">
          <draw:text-box>
            <text:p text:style-name="P9"><text:span text:style-name="T3">Read/Write</text:span></text:p>
            <text:p text:style-name="P9"><text:span text:style-name="T3">registers</text:span></text:p>
          </draw:text-box>
        </draw:frame>
        <draw:custom-shape draw:style-name="gr4" draw:text-style-name="P2" xml:id="id7" draw:id="id7" draw:layer="layout" svg:width="5.741cm" svg:height="2cm" svg:x="20.359cm" svg:y="4.4cm">
          <text:p text:style-name="P1"><text:span text:style-name="T1">auichIn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8" draw:id="id8" draw:layer="layout" svg:width="5.741cm" svg:height="2cm" svg:x="20.359cm" svg:y="1.197cm">
          <text:p text:style-name="P7"><text:span text:style-name="T3">auichIntr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3.229cm" svg:y1="4.4cm" svg:x2="23.229cm" svg:y2="3.197cm" draw:start-shape="id7" draw:end-shape="id8" draw:end-glue-point="2" svg:d="M23229 4400v-1203" svg:viewBox="0 0 1 1204">
          <text:p/>
        </draw:connector>
        <draw:connector draw:style-name="gr7" draw:text-style-name="P1" draw:layer="layout" draw:type="curve" svg:x1="23.25cm" svg:y1="16.975cm" svg:x2="23.229cm" svg:y2="6.4cm" draw:start-shape="id9" draw:start-glue-point="0" draw:end-shape="id7" draw:end-glue-point="2" svg:d="M23250 16975c0-7893-21-2606-21-10575" svg:viewBox="0 0 22 10576">
          <text:p/>
        </draw:connector>
        <draw:frame draw:style-name="gr6" draw:text-style-name="P12" draw:layer="layout" svg:width="4.001cm" svg:height="1.384cm" svg:x="23.368cm" svg:y="12.6cm">
          <draw:text-box>
            <text:p text:style-name="P11"><text:span text:style-name="T1">Interrupt</text:span></text:p>
          </draw:text-box>
        </draw:frame>
        <draw:line draw:style-name="gr5" draw:text-style-name="P2" draw:layer="layout" svg:x1="1.1cm" svg:y1="7.7cm" svg:x2="28cm" svg:y2="7.7cm">
          <text:p/>
        </draw:line>
        <draw:custom-shape draw:style-name="gr4" draw:text-style-name="P2" xml:id="id12" draw:id="id12" draw:layer="layout" svg:width="2.689cm" svg:height="1.5cm" svg:x="21.711cm" svg:y="8.1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2.689cm" svg:height="1.5cm" svg:x="15.3cm" svg:y="8.1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2.735cm" svg:height="1.5cm" svg:x="18.5cm" svg:y="8.9cm">
          <text:p text:style-name="P1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19.867cm" svg:y1="8.9cm" svg:x2="16.644cm" svg:y2="8.1cm" draw:start-shape="id10" draw:start-glue-point="0" draw:end-shape="id11" svg:d="M19867 8900c0-2025-3223-1625-3223-800" svg:viewBox="0 0 3224 1475">
          <text:p/>
        </draw:connector>
        <draw:connector draw:style-name="gr8" draw:text-style-name="P1" draw:layer="layout" draw:type="curve" svg:x1="19.867cm" svg:y1="8.9cm" svg:x2="23.055cm" svg:y2="8.1cm" draw:start-shape="id10" draw:start-glue-point="0" draw:end-shape="id12" draw:end-glue-point="0" svg:d="M19867 8900c0-2025 3188-1625 3188-800" svg:viewBox="0 0 3189 1475">
          <text:p/>
        </draw:connector>
        <draw:frame draw:style-name="gr9" draw:text-style-name="P12" draw:layer="layout" svg:width="3.299cm" svg:height="2.417cm" svg:x="16.7cm" svg:y="4.6cm">
          <draw:text-box>
            <text:p text:style-name="P11"><text:span text:style-name="T1">Assign</text:span></text:p>
            <text:p text:style-name="P11"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MU Serif Extra" svg:font-family="'CMU Serif Extra'" style:font-family-generic="roman" style:font-pitch="variable"/>
    <style:font-face style:name="CMU Serif Extra1" svg:font-family="'CMU Serif Extra'" style:font-adornments="BoldSlanted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4-20T14:48:58.052330421</meta:creation-date>
    <dc:date>2014-07-22T19:14:44.486107795</dc:date>
    <dc:creator>Okabe Kiwamu</dc:creator>
    <meta:editing-duration>PT3H29M56S</meta:editing-duration>
    <meta:editing-cycles>106</meta:editing-cycles>
    <meta:generator>LibreOffice/4.2.5.2$Linux_X86_64 LibreOffice_project/420m0$Build-2</meta:generator>
    <meta:document-statistic meta:object-count="34"/>
  </office:meta>
</office:document-meta>
</file>